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end"/>
    </style:style>
    <style:style style:name="P2" style:parent-style-name="Titre1" style:family="paragraph">
      <style:paragraph-properties fo:text-align="center"/>
    </style:style>
    <style:style style:name="T3" style:parent-style-name="Policepardéfaut" style:family="text">
      <style:text-properties style:font-name="Calibri" style:font-name-asian="Calibri" style:font-name-complex="Calibri" fo:font-weight="bold" style:font-weight-asian="bold" style:font-weight-complex="bold" style:use-window-font-color="true" fo:language="fr" fo:country="F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en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list-style-name="LFO1" style:family="paragraph"/>
    <style:style style:name="P13" style:parent-style-name="Paragraphedeliste" style:list-style-name="LFO1" style:family="paragraph"/>
    <style:style style:name="P14" style:parent-style-name="Paragraphedeliste" style:list-style-name="LFO1" style:family="paragraph"/>
    <style:style style:name="P15" style:parent-style-name="Paragraphedeliste" style:list-style-name="LFO1" style:family="paragraph"/>
    <style:style style:name="P16" style:parent-style-name="Paragraphedeliste" style:list-style-name="LFO1" style:family="paragraph"/>
  </office:automatic-styles>
  <office:body>
    <office:text text:use-soft-page-breaks="true">
      <text:p text:style-name="P1"/>
      <text:h text:style-name="P2" text:outline-level="1"><text:span text:style-name="T3">Cyber Security In 7 Minutes</text:span></text:h>
      <text:p text:style-name="P4">Link: https://www.youtube.com/watch?v=inWWhr5tnEA&amp;ab_channel=Simplilearn</text:p>
      <text:p text:style-name="P5"/>
      <text:p text:style-name="P6">Questions:</text:p>
      <text:list text:style-name="LFO1" text:continue-numbering="true">
        <text:list-item>
          <text:p text:style-name="P7">What is<text:s/>Ann’s<text:s/>story?</text:p>
        </text:list-item>
        <text:list-item>
          <text:p text:style-name="P8">Why do websites store your data and where do they store it?</text:p>
        </text:list-item>
        <text:list-item>
          <text:p text:style-name="P9">Who makes cyberattacks?</text:p>
        </text:list-item>
        <text:list-item>
          <text:p text:style-name="P10">What<text:s/>are<text:s/>the 4 types of digital components that cybersecurity<text:s/>protect<text:s/>and<text:s/>to protect themselves from whom?</text:p>
        </text:list-item>
        <text:list-item>
          <text:p text:style-name="P11">What does cybersecurity depend on?</text:p>
        </text:list-item>
        <text:list-item>
          <text:p text:style-name="P12">What are the 4 different attacks?</text:p>
        </text:list-item>
        <text:list-item>
          <text:p text:style-name="P13">What are the 3 possibilities to protect yourself from cyberattacks?</text:p>
        </text:list-item>
        <text:list-item>
          <text:p text:style-name="P14">So which attacks did Ann suffer from?</text:p>
        </text:list-item>
        <text:list-item>
          <text:p text:style-name="P15">What are the 4 different attacks in organization or in large companies?</text:p>
        </text:list-item>
        <text:list-item>
          <text:p text:style-name="P16">What are the 3 job roles<text:s/>in cybersecurity present in the video?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3763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1F3763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72727" fo:font-size="10.5pt" style:font-size-asian="10.5pt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language="en" fo:country="US"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Titre1Car" style:display-name="Titre 1 Car" style:family="text" style:parent-style-name="Policepardéfaut">
      <style:text-properties style:font-name="Calibri Light" style:font-name-asian="MS Gothic" style:font-name-complex="Times New Roman" fo:color="#2F5496" fo:font-size="16pt" style:font-size-asian="16pt" style:font-size-complex="16pt" fo:language="en" fo:country="US"/>
    </style:style>
    <style:style style:name="Titre" style:display-name="Titre" style:family="paragraph" style:parent-style-name="Normal" style:next-style-name="Normal">
      <style:paragraph-properties style:contextual-spacing="true" fo:margin-bottom="0in"/>
      <style:text-properties style:font-name="Calibri Light" style:font-name-asian="MS Gothic" style:font-name-complex="Times New Roman" fo:font-size="28pt" style:font-size-asian="28pt" style:font-size-complex="28pt" fo:hyphenate="false"/>
    </style:style>
    <style:style style:name="Sous-titre" style:display-name="Sous-titre" style:family="paragraph" style:parent-style-name="Normal" style:next-style-name="Normal">
      <style:text-properties style:font-name-asian="MS Mincho" fo:color="#5A5A5A" fo:hyphenate="false"/>
    </style:style>
    <style:style style:name="Citation" style:display-name="Citation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tionintense" style:display-name="Citation intense" style:family="paragraph" style:parent-style-name="Normal" style:next-style-name="Normal">
      <style:paragraph-properties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MS Gothic" style:font-name-complex="Times New Roman" fo:color="#2F5496" fo:font-size="13pt" style:font-size-asian="13pt" style:font-size-complex="13pt" fo:language="en" fo:country="US"/>
    </style:style>
    <style:style style:name="Titre3Car" style:display-name="Titre 3 Car" style:family="text" style:parent-style-name="Policepardéfaut">
      <style:text-properties style:font-name="Calibri Light" style:font-name-asian="MS Gothic" style:font-name-complex="Times New Roman" fo:color="#1F3763" fo:font-size="12pt" style:font-size-asian="12pt" style:font-size-complex="12pt" fo:language="en" fo:country="US"/>
    </style:style>
    <style:style style:name="Titre4Car" style:display-name="Titre 4 Car" style:family="text" style:parent-style-name="Policepardéfaut">
      <style:text-properties style:font-name="Calibri Light" style:font-name-asian="MS Gothic" style:font-name-complex="Times New Roman" fo:font-style="italic" style:font-style-asian="italic" style:font-style-complex="italic" fo:color="#2F5496" fo:language="en" fo:country="US"/>
    </style:style>
    <style:style style:name="Titre5Car" style:display-name="Titre 5 Car" style:family="text" style:parent-style-name="Policepardéfaut">
      <style:text-properties style:font-name="Calibri Light" style:font-name-asian="MS Gothic" style:font-name-complex="Times New Roman" fo:color="#2F5496" fo:language="en" fo:country="US"/>
    </style:style>
    <style:style style:name="Titre6Car" style:display-name="Titre 6 Car" style:family="text" style:parent-style-name="Policepardéfaut">
      <style:text-properties style:font-name="Calibri Light" style:font-name-asian="MS Gothic" style:font-name-complex="Times New Roman" fo:color="#1F3763" fo:language="en" fo:country="US"/>
    </style:style>
    <style:style style:name="Titre7Car" style:display-name="Titre 7 Car" style:family="text" style:parent-style-name="Policepardéfaut">
      <style:text-properties style:font-name="Calibri Light" style:font-name-asian="MS Gothic" style:font-name-complex="Times New Roman" fo:font-style="italic" style:font-style-asian="italic" style:font-style-complex="italic" fo:color="#1F3763" fo:language="en" fo:country="US"/>
    </style:style>
    <style:style style:name="Titre8Car" style:display-name="Titre 8 Car" style:family="text" style:parent-style-name="Policepardéfaut">
      <style:text-properties style:font-name="Calibri Light" style:font-name-asian="MS Gothic" style:font-name-complex="Times New Roman" fo:color="#272727" fo:font-size="10.5pt" style:font-size-asian="10.5pt" style:font-size-complex="10.5pt" fo:language="en" fo:country="US"/>
    </style:style>
    <style:style style:name="Titre9Car" style:display-name="Titre 9 Car" style:family="text" style:parent-style-name="Policepardéfaut">
      <style:text-properties style:font-name="Calibri Light" style:font-name-asian="MS Gothic" style:font-name-complex="Times New Roman" fo:font-style="italic" style:font-style-asian="italic" style:font-style-complex="italic" fo:color="#272727" fo:font-size="10.5pt" style:font-size-asian="10.5pt" style:font-size-complex="10.5pt" fo:language="en" fo:country="US"/>
    </style:style>
    <style:style style:name="TitreCar" style:display-name="Titre Car" style:family="text" style:parent-style-name="Policepardéfaut">
      <style:text-properties style:font-name="Calibri Light" style:font-name-asian="MS Gothic" style:font-name-complex="Times New Roman" fo:font-size="28pt" style:font-size-asian="28pt" style:font-size-complex="28pt" fo:language="en" fo:country="US"/>
    </style:style>
    <style:style style:name="Sous-titreCar" style:display-name="Sous-titre Car" style:family="text" style:parent-style-name="Policepardéfaut">
      <style:text-properties style:font-name="Calibri" style:font-name-asian="MS Mincho" style:font-name-complex="Arial" fo:color="#5A5A5A" fo:language="en" fo:country="US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 fo:language="en" fo:country="US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4472C4" fo:language="en" fo:country="US"/>
    </style:style>
    <style:style style:name="TM1" style:display-name="TM 1" style:family="paragraph" style:parent-style-name="Normal" style:next-style-name="Normal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>
      <style:paragraph-properties fo:margin-bottom="0.0694in" fo:margin-left="0.1527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>
      <style:paragraph-properties fo:margin-bottom="0.0694in" fo:margin-left="0.3055in">
        <style:tab-stops/>
      </style:paragraph-properties>
      <style:text-properties fo:hyphenate="false"/>
    </style:style>
    <style:style style:name="TM4" style:display-name="TM 4" style:family="paragraph" style:parent-style-name="Normal" style:next-style-name="Normal">
      <style:paragraph-properties fo:margin-bottom="0.0694in" fo:margin-left="0.4583in">
        <style:tab-stops/>
      </style:paragraph-properties>
      <style:text-properties fo:hyphenate="false"/>
    </style:style>
    <style:style style:name="TM5" style:display-name="TM 5" style:family="paragraph" style:parent-style-name="Normal" style:next-style-name="Normal">
      <style:paragraph-properties fo:margin-bottom="0.0694in" fo:margin-left="0.6111in">
        <style:tab-stops/>
      </style:paragraph-properties>
      <style:text-properties fo:hyphenate="false"/>
    </style:style>
    <style:style style:name="TM6" style:display-name="TM 6" style:family="paragraph" style:parent-style-name="Normal" style:next-style-name="Normal">
      <style:paragraph-properties fo:margin-bottom="0.0694in" fo:margin-left="0.7638in">
        <style:tab-stops/>
      </style:paragraph-properties>
      <style:text-properties fo:hyphenate="false"/>
    </style:style>
    <style:style style:name="TM7" style:display-name="TM 7" style:family="paragraph" style:parent-style-name="Normal" style:next-style-name="Normal">
      <style:paragraph-properties fo:margin-bottom="0.0694in" fo:margin-left="0.9166in">
        <style:tab-stops/>
      </style:paragraph-properties>
      <style:text-properties fo:hyphenate="false"/>
    </style:style>
    <style:style style:name="TM8" style:display-name="TM 8" style:family="paragraph" style:parent-style-name="Normal" style:next-style-name="Normal">
      <style:paragraph-properties fo:margin-bottom="0.0694in" fo:margin-left="1.0694in">
        <style:tab-stops/>
      </style:paragraph-properties>
      <style:text-properties fo:hyphenate="false"/>
    </style:style>
    <style:style style:name="TM9" style:display-name="TM 9" style:family="paragraph" style:parent-style-name="Normal" style:next-style-name="Normal">
      <style:paragraph-properties fo:margin-bottom="0.0694in" fo:margin-left="1.2222in">
        <style:tab-stops/>
      </style:paragraph-properties>
      <style:text-properties fo:hyphenate="false"/>
    </style:style>
    <style:style style:name="Notedefin" style:display-name="Note de fin" style:family="paragraph" style:parent-style-name="Normal">
      <style:paragraph-properties fo:margin-bottom="0in"/>
      <style:text-properties fo:font-size="10pt" style:font-size-asian="10pt" style:font-size-complex="10pt" fo:hyphenate="false"/>
    </style:style>
    <style:style style:name="NotedefinCar" style:display-name="Note de fin Car" style:family="text" style:parent-style-name="Policepardéfaut">
      <style:text-properties fo:font-size="10pt" style:font-size-asian="10pt" style:font-size-complex="10pt" fo:language="en" fo:country="US"/>
    </style:style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fo:language="en" fo:country="US"/>
    </style:style>
    <style:style style:name="Notedebasdepage" style:display-name="Note de bas de page" style:family="paragraph" style:parent-style-name="Normal">
      <style:paragraph-properties fo:margin-bottom="0in"/>
      <style:text-properties fo:font-size="10pt" style:font-size-asian="10pt" style:font-size-complex="10pt" fo:hyphenate="false"/>
    </style:style>
    <style:style style:name="NotedebasdepageCar" style:display-name="Note de bas de page Car" style:family="text" style:parent-style-name="Policepardéfaut">
      <style:text-properties fo:font-size="10pt" style:font-size-asian="10pt" style:font-size-complex="10pt" fo:language="en" fo:country="US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ERRIER Killian</meta:initial-creator>
    <dc:creator>FERRIER Killian</dc:creator>
    <meta:creation-date>2023-02-16T08:40:00Z</meta:creation-date>
    <dc:date>2023-02-16T08:40:00Z</dc:date>
    <meta:template xlink:href="Normal.dotm" xlink:type="simple"/>
    <meta:editing-cycles>1</meta:editing-cycles>
    <meta:editing-duration>PT0S</meta:editing-duration>
    <meta:document-statistic meta:page-count="1" meta:paragraph-count="1" meta:word-count="98" meta:character-count="636" meta:row-count="4" meta:non-whitespace-character-count="539"/>
  </office:meta>
</office:document-meta>
</file>